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78.86pt" svg:y="15.62pt">
            <loext:p draw:notify-on-update-of-ranges="Sheet1.I2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.83pt">
            <loext:p draw:notify-on-update-of-ranges="Sheet1.A1:Sheet1.A115 Sheet1.B1:Sheet1.B1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EXP(-0.5*([.A1]-2.5)^2)/SQRT(2*PI())" office:value-type="float" office:value="0.0175283004935685" calcext:value-type="float">
            <text:p>0.0175283005</text:p>
          </table:table-cell>
          <table:table-cell table:number-columns-repeated="7"/>
        </table:table-row>
        <table:table-row table:style-name="ro1">
          <table:table-cell table:formula="of:=[.A1]+0.05" office:value-type="float" office:value="0.05" calcext:value-type="float">
            <text:p>0.05</text:p>
          </table:table-cell>
          <table:table-cell table:formula="of:=EXP(-0.5*([.A2]-2.5)^2)/SQRT(2*PI())" office:value-type="float" office:value="0.0198373543917953" calcext:value-type="float">
            <text:p>0.01983735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0.05" office:value-type="float" office:value="0.1" calcext:value-type="float">
            <text:p>0.1</text:p>
          </table:table-cell>
          <table:table-cell table:formula="of:=EXP(-0.5*([.A3]-2.5)^2)/SQRT(2*PI())" office:value-type="float" office:value="0.0223945302948429" calcext:value-type="float">
            <text:p>0.02239453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]+0.05" office:value-type="float" office:value="0.15" calcext:value-type="float">
            <text:p>0.15</text:p>
          </table:table-cell>
          <table:table-cell table:formula="of:=EXP(-0.5*([.A4]-2.5)^2)/SQRT(2*PI())" office:value-type="float" office:value="0.0252182199151944" calcext:value-type="float">
            <text:p>0.025218219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]+0.05" office:value-type="float" office:value="0.2" calcext:value-type="float">
            <text:p>0.2</text:p>
          </table:table-cell>
          <table:table-cell table:formula="of:=EXP(-0.5*([.A5]-2.5)^2)/SQRT(2*PI())" office:value-type="float" office:value="0.0283270377416012" calcext:value-type="float">
            <text:p>0.0283270377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formula="of:=[.A5]+0.05" office:value-type="float" office:value="0.25" calcext:value-type="float">
            <text:p>0.25</text:p>
          </table:table-cell>
          <table:table-cell table:formula="of:=EXP(-0.5*([.A6]-2.5)^2)/SQRT(2*PI())" office:value-type="float" office:value="0.0317396518356674" calcext:value-type="float">
            <text:p>0.031739651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0.05" office:value-type="float" office:value="0.3" calcext:value-type="float">
            <text:p>0.3</text:p>
          </table:table-cell>
          <table:table-cell table:formula="of:=EXP(-0.5*([.A7]-2.5)^2)/SQRT(2*PI())" office:value-type="float" office:value="0.0354745928462314" calcext:value-type="float">
            <text:p>0.035474592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]+0.05" office:value-type="float" office:value="0.35" calcext:value-type="float">
            <text:p>0.35</text:p>
          </table:table-cell>
          <table:table-cell table:formula="of:=EXP(-0.5*([.A8]-2.5)^2)/SQRT(2*PI())" office:value-type="float" office:value="0.0395500415893702" calcext:value-type="float">
            <text:p>0.0395500416</text:p>
          </table:table-cell>
          <table:table-cell table:number-columns-repeated="7"/>
        </table:table-row>
        <table:table-row table:style-name="ro1">
          <table:table-cell table:formula="of:=[.A8]+0.05" office:value-type="float" office:value="0.4" calcext:value-type="float">
            <text:p>0.4</text:p>
          </table:table-cell>
          <table:table-cell table:formula="of:=EXP(-0.5*([.A9]-2.5)^2)/SQRT(2*PI())" office:value-type="float" office:value="0.0439835959804272" calcext:value-type="float">
            <text:p>0.043983596</text:p>
          </table:table-cell>
          <table:table-cell table:number-columns-repeated="7"/>
        </table:table-row>
        <table:table-row table:style-name="ro1">
          <table:table-cell table:formula="of:=[.A9]+0.05" office:value-type="float" office:value="0.45" calcext:value-type="float">
            <text:p>0.45</text:p>
          </table:table-cell>
          <table:table-cell table:formula="of:=EXP(-0.5*([.A10]-2.5)^2)/SQRT(2*PI())" office:value-type="float" office:value="0.0487920185791828" calcext:value-type="float">
            <text:p>0.0487920186</text:p>
          </table:table-cell>
          <table:table-cell table:number-columns-repeated="7"/>
        </table:table-row>
        <table:table-row table:style-name="ro1">
          <table:table-cell table:formula="of:=[.A10]+0.05" office:value-type="float" office:value="0.5" calcext:value-type="float">
            <text:p>0.5</text:p>
          </table:table-cell>
          <table:table-cell table:formula="of:=EXP(-0.5*([.A11]-2.5)^2)/SQRT(2*PI())" office:value-type="float" office:value="0.0539909665131881" calcext:value-type="float">
            <text:p>0.0539909665</text:p>
          </table:table-cell>
          <table:table-cell table:number-columns-repeated="7"/>
        </table:table-row>
        <table:table-row table:style-name="ro1">
          <table:table-cell table:formula="of:=[.A11]+0.05" office:value-type="float" office:value="0.55" calcext:value-type="float">
            <text:p>0.55</text:p>
          </table:table-cell>
          <table:table-cell table:formula="of:=EXP(-0.5*([.A12]-2.5)^2)/SQRT(2*PI())" office:value-type="float" office:value="0.0595947060688161" calcext:value-type="float">
            <text:p>0.0595947061</text:p>
          </table:table-cell>
          <table:table-cell table:number-columns-repeated="7"/>
        </table:table-row>
        <table:table-row table:style-name="ro1">
          <table:table-cell table:formula="of:=[.A12]+0.05" office:value-type="float" office:value="0.6" calcext:value-type="float">
            <text:p>0.6</text:p>
          </table:table-cell>
          <table:table-cell table:formula="of:=EXP(-0.5*([.A13]-2.5)^2)/SQRT(2*PI())" office:value-type="float" office:value="0.0656158147746766" calcext:value-type="float">
            <text:p>0.0656158148</text:p>
          </table:table-cell>
          <table:table-cell table:number-columns-repeated="7"/>
        </table:table-row>
        <table:table-row table:style-name="ro1">
          <table:table-cell table:formula="of:=[.A13]+0.05" office:value-type="float" office:value="0.65" calcext:value-type="float">
            <text:p>0.65</text:p>
          </table:table-cell>
          <table:table-cell table:formula="of:=EXP(-0.5*([.A14]-2.5)^2)/SQRT(2*PI())" office:value-type="float" office:value="0.072064874336218" calcext:value-type="float">
            <text:p>0.0720648743</text:p>
          </table:table-cell>
          <table:table-cell table:number-columns-repeated="7"/>
        </table:table-row>
        <table:table-row table:style-name="ro1">
          <table:table-cell table:formula="of:=[.A14]+0.05" office:value-type="float" office:value="0.7" calcext:value-type="float">
            <text:p>0.7</text:p>
          </table:table-cell>
          <table:table-cell table:formula="of:=EXP(-0.5*([.A15]-2.5)^2)/SQRT(2*PI())" office:value-type="float" office:value="0.0789501583008942" calcext:value-type="float">
            <text:p>0.0789501583</text:p>
          </table:table-cell>
          <table:table-cell table:number-columns-repeated="7"/>
        </table:table-row>
        <table:table-row table:style-name="ro1">
          <table:table-cell table:formula="of:=[.A15]+0.05" office:value-type="float" office:value="0.75" calcext:value-type="float">
            <text:p>0.75</text:p>
          </table:table-cell>
          <table:table-cell table:formula="of:=EXP(-0.5*([.A16]-2.5)^2)/SQRT(2*PI())" office:value-type="float" office:value="0.0862773188265115" calcext:value-type="float">
            <text:p>0.0862773188</text:p>
          </table:table-cell>
          <table:table-cell table:number-columns-repeated="7"/>
        </table:table-row>
        <table:table-row table:style-name="ro1">
          <table:table-cell table:formula="of:=[.A16]+0.05" office:value-type="float" office:value="0.8" calcext:value-type="float">
            <text:p>0.8</text:p>
          </table:table-cell>
          <table:table-cell table:formula="of:=EXP(-0.5*([.A17]-2.5)^2)/SQRT(2*PI())" office:value-type="float" office:value="0.094049077376887" calcext:value-type="float">
            <text:p>0.0940490774</text:p>
          </table:table-cell>
          <table:table-cell table:number-columns-repeated="7"/>
        </table:table-row>
        <table:table-row table:style-name="ro1">
          <table:table-cell table:formula="of:=[.A17]+0.05" office:value-type="float" office:value="0.85" calcext:value-type="float">
            <text:p>0.85</text:p>
          </table:table-cell>
          <table:table-cell table:formula="of:=EXP(-0.5*([.A18]-2.5)^2)/SQRT(2*PI())" office:value-type="float" office:value="0.102264924563978" calcext:value-type="float">
            <text:p>0.1022649246</text:p>
          </table:table-cell>
          <table:table-cell table:number-columns-repeated="7"/>
        </table:table-row>
        <table:table-row table:style-name="ro1">
          <table:table-cell table:formula="of:=[.A18]+0.05" office:value-type="float" office:value="0.9" calcext:value-type="float">
            <text:p>0.9</text:p>
          </table:table-cell>
          <table:table-cell table:formula="of:=EXP(-0.5*([.A19]-2.5)^2)/SQRT(2*PI())" office:value-type="float" office:value="0.110920834679456" calcext:value-type="float">
            <text:p>0.1109208347</text:p>
          </table:table-cell>
          <table:table-cell table:number-columns-repeated="7"/>
        </table:table-row>
        <table:table-row table:style-name="ro1">
          <table:table-cell table:formula="of:=[.A19]+0.05" office:value-type="float" office:value="0.95" calcext:value-type="float">
            <text:p>0.95</text:p>
          </table:table-cell>
          <table:table-cell table:formula="of:=EXP(-0.5*([.A20]-2.5)^2)/SQRT(2*PI())" office:value-type="float" office:value="0.120009000696986" calcext:value-type="float">
            <text:p>0.1200090007</text:p>
          </table:table-cell>
          <table:table-cell table:number-columns-repeated="7"/>
        </table:table-row>
        <table:table-row table:style-name="ro1">
          <table:table-cell table:formula="of:=[.A20]+0.05" office:value-type="float" office:value="1" calcext:value-type="float">
            <text:p>1</text:p>
          </table:table-cell>
          <table:table-cell table:formula="of:=EXP(-0.5*([.A21]-2.5)^2)/SQRT(2*PI())" office:value-type="float" office:value="0.129517595665892" calcext:value-type="float">
            <text:p>0.1295175957</text:p>
          </table:table-cell>
          <table:table-cell table:number-columns-repeated="7"/>
        </table:table-row>
        <table:table-row table:style-name="ro1">
          <table:table-cell table:formula="of:=[.A21]+0.05" office:value-type="float" office:value="1.05" calcext:value-type="float">
            <text:p>1.05</text:p>
          </table:table-cell>
          <table:table-cell table:formula="of:=EXP(-0.5*([.A22]-2.5)^2)/SQRT(2*PI())" office:value-type="float" office:value="0.13943056644536" calcext:value-type="float">
            <text:p>0.1394305664</text:p>
          </table:table-cell>
          <table:table-cell table:number-columns-repeated="7"/>
        </table:table-row>
        <table:table-row table:style-name="ro1">
          <table:table-cell table:formula="of:=[.A22]+0.05" office:value-type="float" office:value="1.1" calcext:value-type="float">
            <text:p>1.1</text:p>
          </table:table-cell>
          <table:table-cell table:formula="of:=EXP(-0.5*([.A23]-2.5)^2)/SQRT(2*PI())" office:value-type="float" office:value="0.149727465635745" calcext:value-type="float">
            <text:p>0.1497274656</text:p>
          </table:table-cell>
          <table:table-cell table:number-columns-repeated="7"/>
        </table:table-row>
        <table:table-row table:style-name="ro1">
          <table:table-cell table:formula="of:=[.A23]+0.05" office:value-type="float" office:value="1.15" calcext:value-type="float">
            <text:p>1.15</text:p>
          </table:table-cell>
          <table:table-cell table:formula="of:=EXP(-0.5*([.A24]-2.5)^2)/SQRT(2*PI())" office:value-type="float" office:value="0.16038332734192" calcext:value-type="float">
            <text:p>0.1603833273</text:p>
          </table:table-cell>
          <table:table-cell table:number-columns-repeated="7"/>
        </table:table-row>
        <table:table-row table:style-name="ro1">
          <table:table-cell table:formula="of:=[.A24]+0.05" office:value-type="float" office:value="1.2" calcext:value-type="float">
            <text:p>1.2</text:p>
          </table:table-cell>
          <table:table-cell table:formula="of:=EXP(-0.5*([.A25]-2.5)^2)/SQRT(2*PI())" office:value-type="float" office:value="0.171368592047807" calcext:value-type="float">
            <text:p>0.171368592</text:p>
          </table:table-cell>
          <table:table-cell table:number-columns-repeated="7"/>
        </table:table-row>
        <table:table-row table:style-name="ro1">
          <table:table-cell table:formula="of:=[.A25]+0.05" office:value-type="float" office:value="1.25" calcext:value-type="float">
            <text:p>1.25</text:p>
          </table:table-cell>
          <table:table-cell table:formula="of:=EXP(-0.5*([.A26]-2.5)^2)/SQRT(2*PI())" office:value-type="float" office:value="0.182649085389022" calcext:value-type="float">
            <text:p>0.1826490854</text:p>
          </table:table-cell>
          <table:table-cell table:number-columns-repeated="7"/>
        </table:table-row>
        <table:table-row table:style-name="ro1">
          <table:table-cell table:formula="of:=[.A26]+0.05" office:value-type="float" office:value="1.3" calcext:value-type="float">
            <text:p>1.3</text:p>
          </table:table-cell>
          <table:table-cell table:formula="of:=EXP(-0.5*([.A27]-2.5)^2)/SQRT(2*PI())" office:value-type="float" office:value="0.194186054983213" calcext:value-type="float">
            <text:p>0.194186055</text:p>
          </table:table-cell>
          <table:table-cell table:number-columns-repeated="7"/>
        </table:table-row>
        <table:table-row table:style-name="ro1">
          <table:table-cell table:formula="of:=[.A27]+0.05" office:value-type="float" office:value="1.35" calcext:value-type="float">
            <text:p>1.35</text:p>
          </table:table-cell>
          <table:table-cell table:formula="of:=EXP(-0.5*([.A28]-2.5)^2)/SQRT(2*PI())" office:value-type="float" office:value="0.205936268719975" calcext:value-type="float">
            <text:p>0.2059362687</text:p>
          </table:table-cell>
          <table:table-cell table:number-columns-repeated="7"/>
        </table:table-row>
        <table:table-row table:style-name="ro1">
          <table:table-cell table:formula="of:=[.A28]+0.05" office:value-type="float" office:value="1.4" calcext:value-type="float">
            <text:p>1.4</text:p>
          </table:table-cell>
          <table:table-cell table:formula="of:=EXP(-0.5*([.A29]-2.5)^2)/SQRT(2*PI())" office:value-type="float" office:value="0.217852177032551" calcext:value-type="float">
            <text:p>0.217852177</text:p>
          </table:table-cell>
          <table:table-cell table:number-columns-repeated="7"/>
        </table:table-row>
        <table:table-row table:style-name="ro1">
          <table:table-cell table:formula="of:=[.A29]+0.05" office:value-type="float" office:value="1.45" calcext:value-type="float">
            <text:p>1.45</text:p>
          </table:table-cell>
          <table:table-cell table:formula="of:=EXP(-0.5*([.A30]-2.5)^2)/SQRT(2*PI())" office:value-type="float" office:value="0.229882140684233" calcext:value-type="float">
            <text:p>0.2298821407</text:p>
          </table:table-cell>
          <table:table-cell table:number-columns-repeated="7"/>
        </table:table-row>
        <table:table-row table:style-name="ro1">
          <table:table-cell table:formula="of:=[.A30]+0.05" office:value-type="float" office:value="1.5" calcext:value-type="float">
            <text:p>1.5</text:p>
          </table:table-cell>
          <table:table-cell table:formula="of:=EXP(-0.5*([.A31]-2.5)^2)/SQRT(2*PI())" office:value-type="float" office:value="0.241970724519144" calcext:value-type="float">
            <text:p>0.2419707245</text:p>
          </table:table-cell>
          <table:table-cell table:number-columns-repeated="7"/>
        </table:table-row>
        <table:table-row table:style-name="ro1">
          <table:table-cell table:formula="of:=[.A31]+0.05" office:value-type="float" office:value="1.55" calcext:value-type="float">
            <text:p>1.55</text:p>
          </table:table-cell>
          <table:table-cell table:formula="of:=EXP(-0.5*([.A32]-2.5)^2)/SQRT(2*PI())" office:value-type="float" office:value="0.254059056469189" calcext:value-type="float">
            <text:p>0.2540590565</text:p>
          </table:table-cell>
          <table:table-cell table:number-columns-repeated="7"/>
        </table:table-row>
        <table:table-row table:style-name="ro1">
          <table:table-cell table:formula="of:=[.A32]+0.05" office:value-type="float" office:value="1.6" calcext:value-type="float">
            <text:p>1.6</text:p>
          </table:table-cell>
          <table:table-cell table:formula="of:=EXP(-0.5*([.A33]-2.5)^2)/SQRT(2*PI())" office:value-type="float" office:value="0.266085249898755" calcext:value-type="float">
            <text:p>0.2660852499</text:p>
          </table:table-cell>
          <table:table-cell table:number-columns-repeated="7"/>
        </table:table-row>
        <table:table-row table:style-name="ro1">
          <table:table-cell table:formula="of:=[.A33]+0.05" office:value-type="float" office:value="1.65" calcext:value-type="float">
            <text:p>1.65</text:p>
          </table:table-cell>
          <table:table-cell table:formula="of:=EXP(-0.5*([.A34]-2.5)^2)/SQRT(2*PI())" office:value-type="float" office:value="0.277984886130997" calcext:value-type="float">
            <text:p>0.2779848861</text:p>
          </table:table-cell>
          <table:table-cell table:number-columns-repeated="7"/>
        </table:table-row>
        <table:table-row table:style-name="ro1">
          <table:table-cell table:formula="of:=[.A34]+0.05" office:value-type="float" office:value="1.7" calcext:value-type="float">
            <text:p>1.7</text:p>
          </table:table-cell>
          <table:table-cell table:formula="of:=EXP(-0.5*([.A35]-2.5)^2)/SQRT(2*PI())" office:value-type="float" office:value="0.289691552761483" calcext:value-type="float">
            <text:p>0.2896915528</text:p>
          </table:table-cell>
          <table:table-cell table:number-columns-repeated="7"/>
        </table:table-row>
        <table:table-row table:style-name="ro1">
          <table:table-cell table:formula="of:=[.A35]+0.05" office:value-type="float" office:value="1.75" calcext:value-type="float">
            <text:p>1.75</text:p>
          </table:table-cell>
          <table:table-cell table:formula="of:=EXP(-0.5*([.A36]-2.5)^2)/SQRT(2*PI())" office:value-type="float" office:value="0.301137432154805" calcext:value-type="float">
            <text:p>0.3011374322</text:p>
          </table:table-cell>
          <table:table-cell table:number-columns-repeated="7"/>
        </table:table-row>
        <table:table-row table:style-name="ro1">
          <table:table-cell table:formula="of:=[.A36]+0.05" office:value-type="float" office:value="1.8" calcext:value-type="float">
            <text:p>1.8</text:p>
          </table:table-cell>
          <table:table-cell table:formula="of:=EXP(-0.5*([.A37]-2.5)^2)/SQRT(2*PI())" office:value-type="float" office:value="0.312253933366761" calcext:value-type="float">
            <text:p>0.3122539334</text:p>
          </table:table-cell>
          <table:table-cell table:number-columns-repeated="7"/>
        </table:table-row>
        <table:table-row table:style-name="ro1">
          <table:table-cell table:formula="of:=[.A37]+0.05" office:value-type="float" office:value="1.85" calcext:value-type="float">
            <text:p>1.85</text:p>
          </table:table-cell>
          <table:table-cell table:formula="of:=EXP(-0.5*([.A38]-2.5)^2)/SQRT(2*PI())" office:value-type="float" office:value="0.322972359667914" calcext:value-type="float">
            <text:p>0.3229723597</text:p>
          </table:table-cell>
          <table:table-cell table:number-columns-repeated="7"/>
        </table:table-row>
        <table:table-row table:style-name="ro1">
          <table:table-cell table:formula="of:=[.A38]+0.05" office:value-type="float" office:value="1.9" calcext:value-type="float">
            <text:p>1.9</text:p>
          </table:table-cell>
          <table:table-cell table:formula="of:=EXP(-0.5*([.A39]-2.5)^2)/SQRT(2*PI())" office:value-type="float" office:value="0.3332246028918" calcext:value-type="float">
            <text:p>0.3332246029</text:p>
          </table:table-cell>
          <table:table-cell table:number-columns-repeated="7"/>
        </table:table-row>
        <table:table-row table:style-name="ro1">
          <table:table-cell table:formula="of:=[.A39]+0.05" office:value-type="float" office:value="1.95" calcext:value-type="float">
            <text:p>1.95</text:p>
          </table:table-cell>
          <table:table-cell table:formula="of:=EXP(-0.5*([.A40]-2.5)^2)/SQRT(2*PI())" office:value-type="float" office:value="0.342943855019384" calcext:value-type="float">
            <text:p>0.342943855</text:p>
          </table:table-cell>
          <table:table-cell table:number-columns-repeated="7"/>
        </table:table-row>
        <table:table-row table:style-name="ro1">
          <table:table-cell table:formula="of:=[.A40]+0.05" office:value-type="float" office:value="2" calcext:value-type="float">
            <text:p>2</text:p>
          </table:table-cell>
          <table:table-cell table:formula="of:=EXP(-0.5*([.A41]-2.5)^2)/SQRT(2*PI())" office:value-type="float" office:value="0.3520653267643" calcext:value-type="float">
            <text:p>0.3520653268</text:p>
          </table:table-cell>
          <table:table-cell table:number-columns-repeated="7"/>
        </table:table-row>
        <table:table-row table:style-name="ro1">
          <table:table-cell table:formula="of:=[.A41]+0.05" office:value-type="float" office:value="2.05" calcext:value-type="float">
            <text:p>2.05</text:p>
          </table:table-cell>
          <table:table-cell table:formula="of:=EXP(-0.5*([.A42]-2.5)^2)/SQRT(2*PI())" office:value-type="float" office:value="0.360526962461648" calcext:value-type="float">
            <text:p>0.3605269625</text:p>
          </table:table-cell>
          <table:table-cell table:number-columns-repeated="7"/>
        </table:table-row>
        <table:table-row table:style-name="ro1">
          <table:table-cell table:formula="of:=[.A42]+0.05" office:value-type="float" office:value="2.1" calcext:value-type="float">
            <text:p>2.1</text:p>
          </table:table-cell>
          <table:table-cell table:formula="of:=EXP(-0.5*([.A43]-2.5)^2)/SQRT(2*PI())" office:value-type="float" office:value="0.368270140303323" calcext:value-type="float">
            <text:p>0.3682701403</text:p>
          </table:table-cell>
          <table:table-cell table:number-columns-repeated="7"/>
        </table:table-row>
        <table:table-row table:style-name="ro1">
          <table:table-cell table:formula="of:=[.A43]+0.05" office:value-type="float" office:value="2.15" calcext:value-type="float">
            <text:p>2.15</text:p>
          </table:table-cell>
          <table:table-cell table:formula="of:=EXP(-0.5*([.A44]-2.5)^2)/SQRT(2*PI())" office:value-type="float" office:value="0.375240346916938" calcext:value-type="float">
            <text:p>0.3752403469</text:p>
          </table:table-cell>
          <table:table-cell table:number-columns-repeated="7"/>
        </table:table-row>
        <table:table-row table:style-name="ro1">
          <table:table-cell table:formula="of:=[.A44]+0.05" office:value-type="float" office:value="2.2" calcext:value-type="float">
            <text:p>2.2</text:p>
          </table:table-cell>
          <table:table-cell table:formula="of:=EXP(-0.5*([.A45]-2.5)^2)/SQRT(2*PI())" office:value-type="float" office:value="0.381387815460524" calcext:value-type="float">
            <text:p>0.3813878155</text:p>
          </table:table-cell>
          <table:table-cell table:number-columns-repeated="7"/>
        </table:table-row>
        <table:table-row table:style-name="ro1">
          <table:table-cell table:formula="of:=[.A45]+0.05" office:value-type="float" office:value="2.25" calcext:value-type="float">
            <text:p>2.25</text:p>
          </table:table-cell>
          <table:table-cell table:formula="of:=EXP(-0.5*([.A46]-2.5)^2)/SQRT(2*PI())" office:value-type="float" office:value="0.386668116802849" calcext:value-type="float">
            <text:p>0.3866681168</text:p>
          </table:table-cell>
          <table:table-cell table:number-columns-repeated="7"/>
        </table:table-row>
        <table:table-row table:style-name="ro1">
          <table:table-cell table:formula="of:=[.A46]+0.05" office:value-type="float" office:value="2.3" calcext:value-type="float">
            <text:p>2.3</text:p>
          </table:table-cell>
          <table:table-cell table:formula="of:=EXP(-0.5*([.A47]-2.5)^2)/SQRT(2*PI())" office:value-type="float" office:value="0.391042693975456" calcext:value-type="float">
            <text:p>0.391042694</text:p>
          </table:table-cell>
          <table:table-cell table:number-columns-repeated="7"/>
        </table:table-row>
        <table:table-row table:style-name="ro1">
          <table:table-cell table:formula="of:=[.A47]+0.05" office:value-type="float" office:value="2.35" calcext:value-type="float">
            <text:p>2.35</text:p>
          </table:table-cell>
          <table:table-cell table:formula="of:=EXP(-0.5*([.A48]-2.5)^2)/SQRT(2*PI())" office:value-type="float" office:value="0.394479330907889" calcext:value-type="float">
            <text:p>0.3944793309</text:p>
          </table:table-cell>
          <table:table-cell table:number-columns-repeated="7"/>
        </table:table-row>
        <table:table-row table:style-name="ro1">
          <table:table-cell table:formula="of:=[.A48]+0.05" office:value-type="float" office:value="2.4" calcext:value-type="float">
            <text:p>2.4</text:p>
          </table:table-cell>
          <table:table-cell table:formula="of:=EXP(-0.5*([.A49]-2.5)^2)/SQRT(2*PI())" office:value-type="float" office:value="0.396952547477012" calcext:value-type="float">
            <text:p>0.3969525475</text:p>
          </table:table-cell>
          <table:table-cell table:number-columns-repeated="7"/>
        </table:table-row>
        <table:table-row table:style-name="ro1">
          <table:table-cell table:formula="of:=[.A49]+0.05" office:value-type="float" office:value="2.45" calcext:value-type="float">
            <text:p>2.45</text:p>
          </table:table-cell>
          <table:table-cell table:formula="of:=EXP(-0.5*([.A50]-2.5)^2)/SQRT(2*PI())" office:value-type="float" office:value="0.398443914094764" calcext:value-type="float">
            <text:p>0.3984439141</text:p>
          </table:table-cell>
          <table:table-cell table:number-columns-repeated="7"/>
        </table:table-row>
        <table:table-row table:style-name="ro1">
          <table:table-cell table:formula="of:=[.A50]+0.05" office:value-type="float" office:value="2.5" calcext:value-type="float">
            <text:p>2.5</text:p>
          </table:table-cell>
          <table:table-cell table:formula="of:=EXP(-0.5*([.A51]-2.5)^2)/SQRT(2*PI())" office:value-type="float" office:value="0.398942280401433" calcext:value-type="float">
            <text:p>0.3989422804</text:p>
          </table:table-cell>
          <table:table-cell table:number-columns-repeated="7"/>
        </table:table-row>
        <table:table-row table:style-name="ro1">
          <table:table-cell table:formula="of:=[.A51]+0.05" office:value-type="float" office:value="2.55" calcext:value-type="float">
            <text:p>2.55</text:p>
          </table:table-cell>
          <table:table-cell table:formula="of:=EXP(-0.5*([.A52]-2.5)^2)/SQRT(2*PI())" office:value-type="float" office:value="0.398443914094764" calcext:value-type="float">
            <text:p>0.3984439141</text:p>
          </table:table-cell>
          <table:table-cell table:number-columns-repeated="7"/>
        </table:table-row>
        <table:table-row table:style-name="ro1">
          <table:table-cell table:formula="of:=[.A52]+0.05" office:value-type="float" office:value="2.6" calcext:value-type="float">
            <text:p>2.6</text:p>
          </table:table-cell>
          <table:table-cell table:formula="of:=EXP(-0.5*([.A53]-2.5)^2)/SQRT(2*PI())" office:value-type="float" office:value="0.396952547477012" calcext:value-type="float">
            <text:p>0.3969525475</text:p>
          </table:table-cell>
          <table:table-cell table:number-columns-repeated="7"/>
        </table:table-row>
        <table:table-row table:style-name="ro1">
          <table:table-cell table:formula="of:=[.A53]+0.05" office:value-type="float" office:value="2.65" calcext:value-type="float">
            <text:p>2.65</text:p>
          </table:table-cell>
          <table:table-cell table:formula="of:=EXP(-0.5*([.A54]-2.5)^2)/SQRT(2*PI())" office:value-type="float" office:value="0.394479330907889" calcext:value-type="float">
            <text:p>0.3944793309</text:p>
          </table:table-cell>
          <table:table-cell table:number-columns-repeated="7"/>
        </table:table-row>
        <table:table-row table:style-name="ro1">
          <table:table-cell table:formula="of:=[.A54]+0.05" office:value-type="float" office:value="2.7" calcext:value-type="float">
            <text:p>2.7</text:p>
          </table:table-cell>
          <table:table-cell table:formula="of:=EXP(-0.5*([.A55]-2.5)^2)/SQRT(2*PI())" office:value-type="float" office:value="0.391042693975456" calcext:value-type="float">
            <text:p>0.391042694</text:p>
          </table:table-cell>
          <table:table-cell table:number-columns-repeated="7"/>
        </table:table-row>
        <table:table-row table:style-name="ro1">
          <table:table-cell table:formula="of:=[.A55]+0.05" office:value-type="float" office:value="2.75" calcext:value-type="float">
            <text:p>2.75</text:p>
          </table:table-cell>
          <table:table-cell table:formula="of:=EXP(-0.5*([.A56]-2.5)^2)/SQRT(2*PI())" office:value-type="float" office:value="0.386668116802849" calcext:value-type="float">
            <text:p>0.3866681168</text:p>
          </table:table-cell>
          <table:table-cell table:number-columns-repeated="7"/>
        </table:table-row>
        <table:table-row table:style-name="ro1">
          <table:table-cell table:formula="of:=[.A56]+0.05" office:value-type="float" office:value="2.8" calcext:value-type="float">
            <text:p>2.8</text:p>
          </table:table-cell>
          <table:table-cell table:formula="of:=EXP(-0.5*([.A57]-2.5)^2)/SQRT(2*PI())" office:value-type="float" office:value="0.381387815460524" calcext:value-type="float">
            <text:p>0.3813878155</text:p>
          </table:table-cell>
          <table:table-cell table:number-columns-repeated="7"/>
        </table:table-row>
        <table:table-row table:style-name="ro1">
          <table:table-cell table:formula="of:=[.A57]+0.05" office:value-type="float" office:value="2.85" calcext:value-type="float">
            <text:p>2.85</text:p>
          </table:table-cell>
          <table:table-cell table:formula="of:=EXP(-0.5*([.A58]-2.5)^2)/SQRT(2*PI())" office:value-type="float" office:value="0.375240346916938" calcext:value-type="float">
            <text:p>0.3752403469</text:p>
          </table:table-cell>
          <table:table-cell table:number-columns-repeated="7"/>
        </table:table-row>
        <table:table-row table:style-name="ro1">
          <table:table-cell table:formula="of:=[.A58]+0.05" office:value-type="float" office:value="2.9" calcext:value-type="float">
            <text:p>2.9</text:p>
          </table:table-cell>
          <table:table-cell table:formula="of:=EXP(-0.5*([.A59]-2.5)^2)/SQRT(2*PI())" office:value-type="float" office:value="0.368270140303324" calcext:value-type="float">
            <text:p>0.3682701403</text:p>
          </table:table-cell>
          <table:table-cell table:number-columns-repeated="7"/>
        </table:table-row>
        <table:table-row table:style-name="ro1">
          <table:table-cell table:formula="of:=[.A59]+0.05" office:value-type="float" office:value="2.95" calcext:value-type="float">
            <text:p>2.95</text:p>
          </table:table-cell>
          <table:table-cell table:formula="of:=EXP(-0.5*([.A60]-2.5)^2)/SQRT(2*PI())" office:value-type="float" office:value="0.360526962461648" calcext:value-type="float">
            <text:p>0.3605269625</text:p>
          </table:table-cell>
          <table:table-cell table:number-columns-repeated="7"/>
        </table:table-row>
        <table:table-row table:style-name="ro1">
          <table:table-cell table:formula="of:=[.A60]+0.05" office:value-type="float" office:value="3" calcext:value-type="float">
            <text:p>3</text:p>
          </table:table-cell>
          <table:table-cell table:formula="of:=EXP(-0.5*([.A61]-2.5)^2)/SQRT(2*PI())" office:value-type="float" office:value="0.3520653267643" calcext:value-type="float">
            <text:p>0.3520653268</text:p>
          </table:table-cell>
          <table:table-cell table:number-columns-repeated="7"/>
        </table:table-row>
        <table:table-row table:style-name="ro1">
          <table:table-cell table:formula="of:=[.A61]+0.05" office:value-type="float" office:value="3.05" calcext:value-type="float">
            <text:p>3.05</text:p>
          </table:table-cell>
          <table:table-cell table:formula="of:=EXP(-0.5*([.A62]-2.5)^2)/SQRT(2*PI())" office:value-type="float" office:value="0.342943855019384" calcext:value-type="float">
            <text:p>0.342943855</text:p>
          </table:table-cell>
          <table:table-cell table:number-columns-repeated="7"/>
        </table:table-row>
        <table:table-row table:style-name="ro1">
          <table:table-cell table:formula="of:=[.A62]+0.05" office:value-type="float" office:value="3.1" calcext:value-type="float">
            <text:p>3.1</text:p>
          </table:table-cell>
          <table:table-cell table:formula="of:=EXP(-0.5*([.A63]-2.5)^2)/SQRT(2*PI())" office:value-type="float" office:value="0.3332246028918" calcext:value-type="float">
            <text:p>0.3332246029</text:p>
          </table:table-cell>
          <table:table-cell table:number-columns-repeated="7"/>
        </table:table-row>
        <table:table-row table:style-name="ro1">
          <table:table-cell table:formula="of:=[.A63]+0.05" office:value-type="float" office:value="3.15" calcext:value-type="float">
            <text:p>3.15</text:p>
          </table:table-cell>
          <table:table-cell table:formula="of:=EXP(-0.5*([.A64]-2.5)^2)/SQRT(2*PI())" office:value-type="float" office:value="0.322972359667915" calcext:value-type="float">
            <text:p>0.3229723597</text:p>
          </table:table-cell>
          <table:table-cell table:number-columns-repeated="7"/>
        </table:table-row>
        <table:table-row table:style-name="ro1">
          <table:table-cell table:formula="of:=[.A64]+0.05" office:value-type="float" office:value="3.2" calcext:value-type="float">
            <text:p>3.2</text:p>
          </table:table-cell>
          <table:table-cell table:formula="of:=EXP(-0.5*([.A65]-2.5)^2)/SQRT(2*PI())" office:value-type="float" office:value="0.312253933366762" calcext:value-type="float">
            <text:p>0.3122539334</text:p>
          </table:table-cell>
          <table:table-cell table:number-columns-repeated="7"/>
        </table:table-row>
        <table:table-row table:style-name="ro1">
          <table:table-cell table:formula="of:=[.A65]+0.05" office:value-type="float" office:value="3.25" calcext:value-type="float">
            <text:p>3.25</text:p>
          </table:table-cell>
          <table:table-cell table:formula="of:=EXP(-0.5*([.A66]-2.5)^2)/SQRT(2*PI())" office:value-type="float" office:value="0.301137432154805" calcext:value-type="float">
            <text:p>0.3011374322</text:p>
          </table:table-cell>
          <table:table-cell table:number-columns-repeated="7"/>
        </table:table-row>
        <table:table-row table:style-name="ro1">
          <table:table-cell table:formula="of:=[.A66]+0.05" office:value-type="float" office:value="3.3" calcext:value-type="float">
            <text:p>3.3</text:p>
          </table:table-cell>
          <table:table-cell table:formula="of:=EXP(-0.5*([.A67]-2.5)^2)/SQRT(2*PI())" office:value-type="float" office:value="0.289691552761484" calcext:value-type="float">
            <text:p>0.2896915528</text:p>
          </table:table-cell>
          <table:table-cell table:number-columns-repeated="7"/>
        </table:table-row>
        <table:table-row table:style-name="ro1">
          <table:table-cell table:formula="of:=[.A67]+0.05" office:value-type="float" office:value="3.35" calcext:value-type="float">
            <text:p>3.35</text:p>
          </table:table-cell>
          <table:table-cell table:formula="of:=EXP(-0.5*([.A68]-2.5)^2)/SQRT(2*PI())" office:value-type="float" office:value="0.277984886130997" calcext:value-type="float">
            <text:p>0.2779848861</text:p>
          </table:table-cell>
          <table:table-cell table:number-columns-repeated="7"/>
        </table:table-row>
        <table:table-row table:style-name="ro1">
          <table:table-cell table:formula="of:=[.A68]+0.05" office:value-type="float" office:value="3.4" calcext:value-type="float">
            <text:p>3.4</text:p>
          </table:table-cell>
          <table:table-cell table:formula="of:=EXP(-0.5*([.A69]-2.5)^2)/SQRT(2*PI())" office:value-type="float" office:value="0.266085249898756" calcext:value-type="float">
            <text:p>0.2660852499</text:p>
          </table:table-cell>
          <table:table-cell table:number-columns-repeated="7"/>
        </table:table-row>
        <table:table-row table:style-name="ro1">
          <table:table-cell table:formula="of:=[.A69]+0.05" office:value-type="float" office:value="3.45" calcext:value-type="float">
            <text:p>3.45</text:p>
          </table:table-cell>
          <table:table-cell table:formula="of:=EXP(-0.5*([.A70]-2.5)^2)/SQRT(2*PI())" office:value-type="float" office:value="0.25405905646919" calcext:value-type="float">
            <text:p>0.2540590565</text:p>
          </table:table-cell>
          <table:table-cell table:number-columns-repeated="7"/>
        </table:table-row>
        <table:table-row table:style-name="ro1">
          <table:table-cell table:formula="of:=[.A70]+0.05" office:value-type="float" office:value="3.5" calcext:value-type="float">
            <text:p>3.5</text:p>
          </table:table-cell>
          <table:table-cell table:formula="of:=EXP(-0.5*([.A71]-2.5)^2)/SQRT(2*PI())" office:value-type="float" office:value="0.241970724519144" calcext:value-type="float">
            <text:p>0.2419707245</text:p>
          </table:table-cell>
          <table:table-cell table:number-columns-repeated="7"/>
        </table:table-row>
        <table:table-row table:style-name="ro1">
          <table:table-cell table:formula="of:=[.A71]+0.05" office:value-type="float" office:value="3.55" calcext:value-type="float">
            <text:p>3.55</text:p>
          </table:table-cell>
          <table:table-cell table:formula="of:=EXP(-0.5*([.A72]-2.5)^2)/SQRT(2*PI())" office:value-type="float" office:value="0.229882140684234" calcext:value-type="float">
            <text:p>0.2298821407</text:p>
          </table:table-cell>
          <table:table-cell table:number-columns-repeated="7"/>
        </table:table-row>
        <table:table-row table:style-name="ro1">
          <table:table-cell table:formula="of:=[.A72]+0.05" office:value-type="float" office:value="3.6" calcext:value-type="float">
            <text:p>3.6</text:p>
          </table:table-cell>
          <table:table-cell table:formula="of:=EXP(-0.5*([.A73]-2.5)^2)/SQRT(2*PI())" office:value-type="float" office:value="0.217852177032552" calcext:value-type="float">
            <text:p>0.217852177</text:p>
          </table:table-cell>
          <table:table-cell table:number-columns-repeated="7"/>
        </table:table-row>
        <table:table-row table:style-name="ro1">
          <table:table-cell table:formula="of:=[.A73]+0.05" office:value-type="float" office:value="3.64999999999999" calcext:value-type="float">
            <text:p>3.65</text:p>
          </table:table-cell>
          <table:table-cell table:formula="of:=EXP(-0.5*([.A74]-2.5)^2)/SQRT(2*PI())" office:value-type="float" office:value="0.205936268719976" calcext:value-type="float">
            <text:p>0.2059362687</text:p>
          </table:table-cell>
          <table:table-cell table:number-columns-repeated="7"/>
        </table:table-row>
        <table:table-row table:style-name="ro1">
          <table:table-cell table:formula="of:=[.A74]+0.05" office:value-type="float" office:value="3.69999999999999" calcext:value-type="float">
            <text:p>3.7</text:p>
          </table:table-cell>
          <table:table-cell table:formula="of:=EXP(-0.5*([.A75]-2.5)^2)/SQRT(2*PI())" office:value-type="float" office:value="0.194186054983214" calcext:value-type="float">
            <text:p>0.194186055</text:p>
          </table:table-cell>
          <table:table-cell table:number-columns-repeated="7"/>
        </table:table-row>
        <table:table-row table:style-name="ro1">
          <table:table-cell table:formula="of:=[.A75]+0.05" office:value-type="float" office:value="3.74999999999999" calcext:value-type="float">
            <text:p>3.75</text:p>
          </table:table-cell>
          <table:table-cell table:formula="of:=EXP(-0.5*([.A76]-2.5)^2)/SQRT(2*PI())" office:value-type="float" office:value="0.182649085389023" calcext:value-type="float">
            <text:p>0.1826490854</text:p>
          </table:table-cell>
          <table:table-cell table:number-columns-repeated="7"/>
        </table:table-row>
        <table:table-row table:style-name="ro1">
          <table:table-cell table:formula="of:=[.A76]+0.05" office:value-type="float" office:value="3.79999999999999" calcext:value-type="float">
            <text:p>3.8</text:p>
          </table:table-cell>
          <table:table-cell table:formula="of:=EXP(-0.5*([.A77]-2.5)^2)/SQRT(2*PI())" office:value-type="float" office:value="0.171368592047809" calcext:value-type="float">
            <text:p>0.171368592</text:p>
          </table:table-cell>
          <table:table-cell table:number-columns-repeated="7"/>
        </table:table-row>
        <table:table-row table:style-name="ro1">
          <table:table-cell table:formula="of:=[.A77]+0.05" office:value-type="float" office:value="3.84999999999999" calcext:value-type="float">
            <text:p>3.85</text:p>
          </table:table-cell>
          <table:table-cell table:formula="of:=EXP(-0.5*([.A78]-2.5)^2)/SQRT(2*PI())" office:value-type="float" office:value="0.160383327341921" calcext:value-type="float">
            <text:p>0.1603833273</text:p>
          </table:table-cell>
          <table:table-cell table:number-columns-repeated="7"/>
        </table:table-row>
        <table:table-row table:style-name="ro1">
          <table:table-cell table:formula="of:=[.A78]+0.05" office:value-type="float" office:value="3.89999999999999" calcext:value-type="float">
            <text:p>3.9</text:p>
          </table:table-cell>
          <table:table-cell table:formula="of:=EXP(-0.5*([.A79]-2.5)^2)/SQRT(2*PI())" office:value-type="float" office:value="0.149727465635746" calcext:value-type="float">
            <text:p>0.1497274656</text:p>
          </table:table-cell>
          <table:table-cell table:number-columns-repeated="7"/>
        </table:table-row>
        <table:table-row table:style-name="ro1">
          <table:table-cell table:formula="of:=[.A79]+0.05" office:value-type="float" office:value="3.94999999999999" calcext:value-type="float">
            <text:p>3.95</text:p>
          </table:table-cell>
          <table:table-cell table:formula="of:=EXP(-0.5*([.A80]-2.5)^2)/SQRT(2*PI())" office:value-type="float" office:value="0.139430566445362" calcext:value-type="float">
            <text:p>0.1394305664</text:p>
          </table:table-cell>
          <table:table-cell table:number-columns-repeated="7"/>
        </table:table-row>
        <table:table-row table:style-name="ro1">
          <table:table-cell table:formula="of:=[.A80]+0.05" office:value-type="float" office:value="3.99999999999999" calcext:value-type="float">
            <text:p>4</text:p>
          </table:table-cell>
          <table:table-cell table:formula="of:=EXP(-0.5*([.A81]-2.5)^2)/SQRT(2*PI())" office:value-type="float" office:value="0.129517595665893" calcext:value-type="float">
            <text:p>0.1295175957</text:p>
          </table:table-cell>
          <table:table-cell table:number-columns-repeated="7"/>
        </table:table-row>
        <table:table-row table:style-name="ro1">
          <table:table-cell table:formula="of:=[.A81]+0.05" office:value-type="float" office:value="4.04999999999999" calcext:value-type="float">
            <text:p>4.05</text:p>
          </table:table-cell>
          <table:table-cell table:formula="of:=EXP(-0.5*([.A82]-2.5)^2)/SQRT(2*PI())" office:value-type="float" office:value="0.120009000696987" calcext:value-type="float">
            <text:p>0.1200090007</text:p>
          </table:table-cell>
          <table:table-cell table:number-columns-repeated="7"/>
        </table:table-row>
        <table:table-row table:style-name="ro1">
          <table:table-cell table:formula="of:=[.A82]+0.05" office:value-type="float" office:value="4.09999999999999" calcext:value-type="float">
            <text:p>4.1</text:p>
          </table:table-cell>
          <table:table-cell table:formula="of:=EXP(-0.5*([.A83]-2.5)^2)/SQRT(2*PI())" office:value-type="float" office:value="0.110920834679457" calcext:value-type="float">
            <text:p>0.1109208347</text:p>
          </table:table-cell>
          <table:table-cell table:number-columns-repeated="7"/>
        </table:table-row>
        <table:table-row table:style-name="ro1">
          <table:table-cell table:formula="of:=[.A83]+0.05" office:value-type="float" office:value="4.14999999999999" calcext:value-type="float">
            <text:p>4.15</text:p>
          </table:table-cell>
          <table:table-cell table:formula="of:=EXP(-0.5*([.A84]-2.5)^2)/SQRT(2*PI())" office:value-type="float" office:value="0.102264924563979" calcext:value-type="float">
            <text:p>0.1022649246</text:p>
          </table:table-cell>
          <table:table-cell table:number-columns-repeated="7"/>
        </table:table-row>
        <table:table-row table:style-name="ro1">
          <table:table-cell table:formula="of:=[.A84]+0.05" office:value-type="float" office:value="4.19999999999999" calcext:value-type="float">
            <text:p>4.2</text:p>
          </table:table-cell>
          <table:table-cell table:formula="of:=EXP(-0.5*([.A85]-2.5)^2)/SQRT(2*PI())" office:value-type="float" office:value="0.094049077376888" calcext:value-type="float">
            <text:p>0.0940490774</text:p>
          </table:table-cell>
          <table:table-cell table:number-columns-repeated="7"/>
        </table:table-row>
        <table:table-row table:style-name="ro1">
          <table:table-cell table:formula="of:=[.A85]+0.05" office:value-type="float" office:value="4.24999999999999" calcext:value-type="float">
            <text:p>4.25</text:p>
          </table:table-cell>
          <table:table-cell table:formula="of:=EXP(-0.5*([.A86]-2.5)^2)/SQRT(2*PI())" office:value-type="float" office:value="0.0862773188265126" calcext:value-type="float">
            <text:p>0.0862773188</text:p>
          </table:table-cell>
          <table:table-cell table:number-columns-repeated="7"/>
        </table:table-row>
        <table:table-row table:style-name="ro1">
          <table:table-cell table:formula="of:=[.A86]+0.05" office:value-type="float" office:value="4.29999999999999" calcext:value-type="float">
            <text:p>4.3</text:p>
          </table:table-cell>
          <table:table-cell table:formula="of:=EXP(-0.5*([.A87]-2.5)^2)/SQRT(2*PI())" office:value-type="float" office:value="0.0789501583008952" calcext:value-type="float">
            <text:p>0.0789501583</text:p>
          </table:table-cell>
          <table:table-cell table:number-columns-repeated="7"/>
        </table:table-row>
        <table:table-row table:style-name="ro1">
          <table:table-cell table:formula="of:=[.A87]+0.05" office:value-type="float" office:value="4.34999999999999" calcext:value-type="float">
            <text:p>4.35</text:p>
          </table:table-cell>
          <table:table-cell table:formula="of:=EXP(-0.5*([.A88]-2.5)^2)/SQRT(2*PI())" office:value-type="float" office:value="0.072064874336219" calcext:value-type="float">
            <text:p>0.0720648743</text:p>
          </table:table-cell>
          <table:table-cell table:number-columns-repeated="7"/>
        </table:table-row>
        <table:table-row table:style-name="ro1">
          <table:table-cell table:formula="of:=[.A88]+0.05" office:value-type="float" office:value="4.39999999999999" calcext:value-type="float">
            <text:p>4.4</text:p>
          </table:table-cell>
          <table:table-cell table:formula="of:=EXP(-0.5*([.A89]-2.5)^2)/SQRT(2*PI())" office:value-type="float" office:value="0.0656158147746776" calcext:value-type="float">
            <text:p>0.0656158148</text:p>
          </table:table-cell>
          <table:table-cell table:number-columns-repeated="7"/>
        </table:table-row>
        <table:table-row table:style-name="ro1">
          <table:table-cell table:formula="of:=[.A89]+0.05" office:value-type="float" office:value="4.44999999999999" calcext:value-type="float">
            <text:p>4.45</text:p>
          </table:table-cell>
          <table:table-cell table:formula="of:=EXP(-0.5*([.A90]-2.5)^2)/SQRT(2*PI())" office:value-type="float" office:value="0.059594706068817" calcext:value-type="float">
            <text:p>0.0595947061</text:p>
          </table:table-cell>
          <table:table-cell table:number-columns-repeated="7"/>
        </table:table-row>
        <table:table-row table:style-name="ro1">
          <table:table-cell table:formula="of:=[.A90]+0.05" office:value-type="float" office:value="4.49999999999999" calcext:value-type="float">
            <text:p>4.5</text:p>
          </table:table-cell>
          <table:table-cell table:formula="of:=EXP(-0.5*([.A91]-2.5)^2)/SQRT(2*PI())" office:value-type="float" office:value="0.0539909665131889" calcext:value-type="float">
            <text:p>0.0539909665</text:p>
          </table:table-cell>
          <table:table-cell table:number-columns-repeated="7"/>
        </table:table-row>
        <table:table-row table:style-name="ro1">
          <table:table-cell table:formula="of:=[.A91]+0.05" office:value-type="float" office:value="4.54999999999999" calcext:value-type="float">
            <text:p>4.55</text:p>
          </table:table-cell>
          <table:table-cell table:formula="of:=EXP(-0.5*([.A92]-2.5)^2)/SQRT(2*PI())" office:value-type="float" office:value="0.0487920185791836" calcext:value-type="float">
            <text:p>0.0487920186</text:p>
          </table:table-cell>
          <table:table-cell table:number-columns-repeated="7"/>
        </table:table-row>
        <table:table-row table:style-name="ro1">
          <table:table-cell table:formula="of:=[.A92]+0.05" office:value-type="float" office:value="4.59999999999999" calcext:value-type="float">
            <text:p>4.6</text:p>
          </table:table-cell>
          <table:table-cell table:formula="of:=EXP(-0.5*([.A93]-2.5)^2)/SQRT(2*PI())" office:value-type="float" office:value="0.043983595980428" calcext:value-type="float">
            <text:p>0.043983596</text:p>
          </table:table-cell>
          <table:table-cell table:number-columns-repeated="7"/>
        </table:table-row>
        <table:table-row table:style-name="ro1">
          <table:table-cell table:formula="of:=[.A93]+0.05" office:value-type="float" office:value="4.64999999999999" calcext:value-type="float">
            <text:p>4.65</text:p>
          </table:table-cell>
          <table:table-cell table:formula="of:=EXP(-0.5*([.A94]-2.5)^2)/SQRT(2*PI())" office:value-type="float" office:value="0.0395500415893709" calcext:value-type="float">
            <text:p>0.0395500416</text:p>
          </table:table-cell>
          <table:table-cell table:number-columns-repeated="7"/>
        </table:table-row>
        <table:table-row table:style-name="ro1">
          <table:table-cell table:formula="of:=[.A94]+0.05" office:value-type="float" office:value="4.69999999999999" calcext:value-type="float">
            <text:p>4.7</text:p>
          </table:table-cell>
          <table:table-cell table:formula="of:=EXP(-0.5*([.A95]-2.5)^2)/SQRT(2*PI())" office:value-type="float" office:value="0.0354745928462321" calcext:value-type="float">
            <text:p>0.0354745928</text:p>
          </table:table-cell>
          <table:table-cell table:number-columns-repeated="7"/>
        </table:table-row>
        <table:table-row table:style-name="ro1">
          <table:table-cell table:formula="of:=[.A95]+0.05" office:value-type="float" office:value="4.74999999999999" calcext:value-type="float">
            <text:p>4.75</text:p>
          </table:table-cell>
          <table:table-cell table:formula="of:=EXP(-0.5*([.A96]-2.5)^2)/SQRT(2*PI())" office:value-type="float" office:value="0.031739651835668" calcext:value-type="float">
            <text:p>0.0317396518</text:p>
          </table:table-cell>
          <table:table-cell table:number-columns-repeated="7"/>
        </table:table-row>
        <table:table-row table:style-name="ro1">
          <table:table-cell table:formula="of:=[.A96]+0.05" office:value-type="float" office:value="4.79999999999999" calcext:value-type="float">
            <text:p>4.8</text:p>
          </table:table-cell>
          <table:table-cell table:formula="of:=EXP(-0.5*([.A97]-2.5)^2)/SQRT(2*PI())" office:value-type="float" office:value="0.0283270377416018" calcext:value-type="float">
            <text:p>0.0283270377</text:p>
          </table:table-cell>
          <table:table-cell table:number-columns-repeated="7"/>
        </table:table-row>
        <table:table-row table:style-name="ro1">
          <table:table-cell table:formula="of:=[.A97]+0.05" office:value-type="float" office:value="4.84999999999999" calcext:value-type="float">
            <text:p>4.85</text:p>
          </table:table-cell>
          <table:table-cell table:formula="of:=EXP(-0.5*([.A98]-2.5)^2)/SQRT(2*PI())" office:value-type="float" office:value="0.0252182199151949" calcext:value-type="float">
            <text:p>0.0252182199</text:p>
          </table:table-cell>
          <table:table-cell table:number-columns-repeated="7"/>
        </table:table-row>
        <table:table-row table:style-name="ro1">
          <table:table-cell table:formula="of:=[.A98]+0.05" office:value-type="float" office:value="4.89999999999999" calcext:value-type="float">
            <text:p>4.9</text:p>
          </table:table-cell>
          <table:table-cell table:formula="of:=EXP(-0.5*([.A99]-2.5)^2)/SQRT(2*PI())" office:value-type="float" office:value="0.0223945302948434" calcext:value-type="float">
            <text:p>0.0223945303</text:p>
          </table:table-cell>
          <table:table-cell table:number-columns-repeated="7"/>
        </table:table-row>
        <table:table-row table:style-name="ro1">
          <table:table-cell table:formula="of:=[.A99]+0.05" office:value-type="float" office:value="4.94999999999999" calcext:value-type="float">
            <text:p>4.95</text:p>
          </table:table-cell>
          <table:table-cell table:formula="of:=EXP(-0.5*([.A100]-2.5)^2)/SQRT(2*PI())" office:value-type="float" office:value="0.0198373543917958" calcext:value-type="float">
            <text:p>0.0198373544</text:p>
          </table:table-cell>
          <table:table-cell table:number-columns-repeated="7"/>
        </table:table-row>
        <table:table-row table:style-name="ro1">
          <table:table-cell table:formula="of:=[.A100]+0.05" office:value-type="float" office:value="4.99999999999999" calcext:value-type="float">
            <text:p>5</text:p>
          </table:table-cell>
          <table:table-cell table:formula="of:=EXP(-0.5*([.A101]-2.5)^2)/SQRT(2*PI())" office:value-type="float" office:value="0.017528300493569" calcext:value-type="float">
            <text:p>0.0175283005</text:p>
          </table:table-cell>
          <table:table-cell table:number-columns-repeated="7"/>
        </table:table-row>
        <table:table-row table:style-name="ro1">
          <table:table-cell table:formula="of:=[.A101]+0.05" office:value-type="float" office:value="5.04999999999999" calcext:value-type="float">
            <text:p>5.05</text:p>
          </table:table-cell>
          <table:table-cell table:formula="of:=EXP(-0.5*([.A102]-2.5)^2)/SQRT(2*PI())" office:value-type="float" office:value="0.0154493471343956" calcext:value-type="float">
            <text:p>0.0154493471</text:p>
          </table:table-cell>
          <table:table-cell table:number-columns-repeated="7"/>
        </table:table-row>
        <table:table-row table:style-name="ro1">
          <table:table-cell table:formula="of:=[.A102]+0.05" office:value-type="float" office:value="5.09999999999999" calcext:value-type="float">
            <text:p>5.1</text:p>
          </table:table-cell>
          <table:table-cell table:formula="of:=EXP(-0.5*([.A103]-2.5)^2)/SQRT(2*PI())" office:value-type="float" office:value="0.013582969233686" calcext:value-type="float">
            <text:p>0.0135829692</text:p>
          </table:table-cell>
          <table:table-cell table:number-columns-repeated="7"/>
        </table:table-row>
        <table:table-row table:style-name="ro1">
          <table:table-cell table:formula="of:=[.A103]+0.05" office:value-type="float" office:value="5.14999999999999" calcext:value-type="float">
            <text:p>5.15</text:p>
          </table:table-cell>
          <table:table-cell table:formula="of:=EXP(-0.5*([.A104]-2.5)^2)/SQRT(2*PI())" office:value-type="float" office:value="0.0119122436076055" calcext:value-type="float">
            <text:p>0.0119122436</text:p>
          </table:table-cell>
          <table:table-cell table:number-columns-repeated="7"/>
        </table:table-row>
        <table:table-row table:style-name="ro1">
          <table:table-cell table:formula="of:=[.A104]+0.05" office:value-type="float" office:value="5.19999999999999" calcext:value-type="float">
            <text:p>5.2</text:p>
          </table:table-cell>
          <table:table-cell table:formula="of:=EXP(-0.5*([.A105]-2.5)^2)/SQRT(2*PI())" office:value-type="float" office:value="0.0104209348144229" calcext:value-type="float">
            <text:p>0.0104209348</text:p>
          </table:table-cell>
          <table:table-cell table:number-columns-repeated="7"/>
        </table:table-row>
        <table:table-row table:style-name="ro1">
          <table:table-cell table:formula="of:=[.A105]+0.05" office:value-type="float" office:value="5.24999999999999" calcext:value-type="float">
            <text:p>5.25</text:p>
          </table:table-cell>
          <table:table-cell table:formula="of:=EXP(-0.5*([.A106]-2.5)^2)/SQRT(2*PI())" office:value-type="float" office:value="0.00909356250159132" calcext:value-type="float">
            <text:p>0.0090935625</text:p>
          </table:table-cell>
          <table:table-cell table:number-columns-repeated="7"/>
        </table:table-row>
        <table:table-row table:style-name="ro1">
          <table:table-cell table:formula="of:=[.A106]+0.05" office:value-type="float" office:value="5.29999999999999" calcext:value-type="float">
            <text:p>5.3</text:p>
          </table:table-cell>
          <table:table-cell table:formula="of:=EXP(-0.5*([.A107]-2.5)^2)/SQRT(2*PI())" office:value-type="float" office:value="0.0079154515829802" calcext:value-type="float">
            <text:p>0.0079154516</text:p>
          </table:table-cell>
          <table:table-cell table:number-columns-repeated="7"/>
        </table:table-row>
        <table:table-row table:style-name="ro1">
          <table:table-cell table:formula="of:=[.A107]+0.05" office:value-type="float" office:value="5.34999999999999" calcext:value-type="float">
            <text:p>5.35</text:p>
          </table:table-cell>
          <table:table-cell table:formula="of:=EXP(-0.5*([.A108]-2.5)^2)/SQRT(2*PI())" office:value-type="float" office:value="0.00687276669061419" calcext:value-type="float">
            <text:p>0.0068727667</text:p>
          </table:table-cell>
          <table:table-cell table:number-columns-repeated="7"/>
        </table:table-row>
        <table:table-row table:style-name="ro1">
          <table:table-cell table:formula="of:=[.A108]+0.05" office:value-type="float" office:value="5.39999999999999" calcext:value-type="float">
            <text:p>5.4</text:p>
          </table:table-cell>
          <table:table-cell table:formula="of:=EXP(-0.5*([.A109]-2.5)^2)/SQRT(2*PI())" office:value-type="float" office:value="0.00595253241977605" calcext:value-type="float">
            <text:p>0.0059525324</text:p>
          </table:table-cell>
          <table:table-cell table:number-columns-repeated="7"/>
        </table:table-row>
        <table:table-row table:style-name="ro1">
          <table:table-cell table:formula="of:=[.A109]+0.05" office:value-type="float" office:value="5.44999999999999" calcext:value-type="float">
            <text:p>5.45</text:p>
          </table:table-cell>
          <table:table-cell table:formula="of:=EXP(-0.5*([.A110]-2.5)^2)/SQRT(2*PI())" office:value-type="float" office:value="0.00514264092305411" calcext:value-type="float">
            <text:p>0.0051426409</text:p>
          </table:table-cell>
          <table:table-cell table:number-columns-repeated="7"/>
        </table:table-row>
        <table:table-row table:style-name="ro1">
          <table:table-cell table:formula="of:=[.A110]+0.05" office:value-type="float" office:value="5.49999999999999" calcext:value-type="float">
            <text:p>5.5</text:p>
          </table:table-cell>
          <table:table-cell table:formula="of:=EXP(-0.5*([.A111]-2.5)^2)/SQRT(2*PI())" office:value-type="float" office:value="0.00443184841193816" calcext:value-type="float">
            <text:p>0.0044318484</text:p>
          </table:table-cell>
          <table:table-cell table:number-columns-repeated="7"/>
        </table:table-row>
        <table:table-row table:style-name="ro1">
          <table:table-cell table:formula="of:=[.A111]+0.05" office:value-type="float" office:value="5.54999999999999" calcext:value-type="float">
            <text:p>5.55</text:p>
          </table:table-cell>
          <table:table-cell table:formula="of:=EXP(-0.5*([.A112]-2.5)^2)/SQRT(2*PI())" office:value-type="float" office:value="0.00380976209822194" calcext:value-type="float">
            <text:p>0.0038097621</text:p>
          </table:table-cell>
          <table:table-cell table:number-columns-repeated="7"/>
        </table:table-row>
        <table:table-row table:style-name="ro1">
          <table:table-cell table:formula="of:=[.A112]+0.05" office:value-type="float" office:value="5.59999999999999" calcext:value-type="float">
            <text:p>5.6</text:p>
          </table:table-cell>
          <table:table-cell table:formula="of:=EXP(-0.5*([.A113]-2.5)^2)/SQRT(2*PI())" office:value-type="float" office:value="0.00326681905620004" calcext:value-type="float">
            <text:p>0.0032668191</text:p>
          </table:table-cell>
          <table:table-cell table:number-columns-repeated="7"/>
        </table:table-row>
        <table:table-row table:style-name="ro1">
          <table:table-cell table:formula="of:=[.A113]+0.05" office:value-type="float" office:value="5.64999999999999" calcext:value-type="float">
            <text:p>5.65</text:p>
          </table:table-cell>
          <table:table-cell table:formula="of:=EXP(-0.5*([.A114]-2.5)^2)/SQRT(2*PI())" office:value-type="float" office:value="0.00279425841487955" calcext:value-type="float">
            <text:p>0.0027942584</text:p>
          </table:table-cell>
          <table:table-cell table:number-columns-repeated="7"/>
        </table:table-row>
        <table:table-row table:style-name="ro1">
          <table:table-cell table:formula="of:=[.A114]+0.05" office:value-type="float" office:value="5.69999999999999" calcext:value-type="float">
            <text:p>5.7</text:p>
          </table:table-cell>
          <table:table-cell table:formula="of:=EXP(-0.5*([.A115]-2.5)^2)/SQRT(2*PI())" office:value-type="float" office:value="0.00238408820146494" calcext:value-type="float">
            <text:p>0.002384088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4:05:38.346964982</meta:creation-date>
    <dc:date>2016-11-01T14:42:44.520659804</dc:date>
    <meta:editing-duration>PT14M48S</meta:editing-duration>
    <meta:editing-cycles>1</meta:editing-cycles>
    <meta:document-statistic meta:table-count="1" meta:cell-count="242" meta:object-count="2"/>
    <meta:generator>LibreOffice/5.1.6.2.0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I2:Sheet1.I7" svg:x="1.867cm" svg:y="0.18cm" svg:width="13.813cm" svg:height="7.123cm">
          <chartooo:coordinate-region svg:x="2.436cm" svg:y="0.485cm" svg:width="13.244cm" svg:height="5.959cm"/>
          <chart:axis chart:dimension="x" chart:name="primary-x" chart:style-name="ch3">
            <chart:title svg:x="6.741cm" svg:y="7.483cm" chart:style-name="ch4">
              <text:p>Measurement</text:p>
            </chart:title>
          </chart:axis>
          <chart:axis chart:dimension="y" chart:name="primary-y" chart:style-name="ch5">
            <chart:title svg:x="0.451cm" svg:y="4.027cm" chart:style-name="ch6">
              <text:p>#</text:p>
            </chart:title>
            <chart:grid chart:style-name="ch7" chart:class="major"/>
          </chart:axis>
          <chart:series chart:style-name="ch8" chart:values-cell-range-address="Sheet1.I2:Sheet1.I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>
      <style:chart-properties style:rotation-angle="9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115" svg:x="2.581cm" svg:y="0.18cm" svg:width="13.099cm" svg:height="7.123cm">
          <chartooo:coordinate-region svg:x="3.943cm" svg:y="0.486cm" svg:width="11.576cm" svg:height="5.958cm"/>
          <chart:axis chart:dimension="x" chart:name="primary-x" chart:style-name="ch3">
            <chart:title svg:x="7.098cm" svg:y="7.483cm" chart:style-name="ch4">
              <text:p>Measurement</text:p>
            </chart:title>
          </chart:axis>
          <chart:axis chart:dimension="y" chart:name="primary-y" chart:style-name="ch3">
            <chart:title svg:x="-0.016cm" svg:y="8.033cm" chart:style-name="ch5">
              <text:p>Probability of 
getting measurement</text:p>
            </chart:title>
            <chart:grid chart:style-name="ch6" chart:class="major"/>
          </chart:axis>
          <chart:series chart:style-name="ch7" chart:values-cell-range-address="Sheet1.B1:Sheet1.B115" chart:class="chart:scatter">
            <chart:domain table:cell-range-address="Sheet1.A1:Sheet1.A115"/>
            <chart:data-point chart:repeated="1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15</svg:desc>
                </draw:g>
              </table:table-cell>
              <table:table-cell office:value-type="float" office:value="0.0175283004935685">
                <text:p>0.0175283004935685</text:p>
                <draw:g>
                  <svg:desc>Sheet1.B1:Sheet1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98373543917953">
                <text:p>0.0198373543917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52182199151944">
                <text:p>0.025218219915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317396518356674">
                <text:p>0.031739651835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395500415893702">
                <text:p>0.0395500415893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487920185791828">
                <text:p>0.0487920185791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595947060688161">
                <text:p>0.0595947060688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72064874336218">
                <text:p>0.072064874336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862773188265115">
                <text:p>0.0862773188265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94049077376887">
                <text:p>0.094049077376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02264924563978">
                <text:p>0.102264924563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20009000696986">
                <text:p>0.120009000696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13943056644536">
                <text:p>0.13943056644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16038332734192">
                <text:p>0.16038332734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182649085389022">
                <text:p>0.182649085389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205936268719975">
                <text:p>0.205936268719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217852177032551">
                <text:p>0.217852177032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229882140684233">
                <text:p>0.229882140684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241970724519144">
                <text:p>0.241970724519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254059056469189">
                <text:p>0.254059056469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277984886130997">
                <text:p>0.277984886130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301137432154805">
                <text:p>0.301137432154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322972359667914">
                <text:p>0.322972359667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342943855019384">
                <text:p>0.342943855019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360526962461648">
                <text:p>0.360526962461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375240346916938">
                <text:p>0.375240346916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386668116802849">
                <text:p>0.386668116802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394479330907889">
                <text:p>0.394479330907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398443914094764">
                <text:p>0.3984439140947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398443914094764">
                <text:p>0.3984439140947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394479330907889">
                <text:p>0.394479330907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386668116802849">
                <text:p>0.386668116802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375240346916938">
                <text:p>0.375240346916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368270140303324">
                <text:p>0.368270140303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360526962461648">
                <text:p>0.360526962461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342943855019384">
                <text:p>0.342943855019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322972359667915">
                <text:p>0.322972359667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312253933366762">
                <text:p>0.312253933366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301137432154805">
                <text:p>0.301137432154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289691552761484">
                <text:p>0.289691552761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277984886130997">
                <text:p>0.277984886130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266085249898756">
                <text:p>0.266085249898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25405905646919">
                <text:p>0.25405905646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241970724519144">
                <text:p>0.241970724519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229882140684234">
                <text:p>0.229882140684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217852177032552">
                <text:p>0.217852177032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205936268719976">
                <text:p>0.205936268719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194186054983214">
                <text:p>0.194186054983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182649085389023">
                <text:p>0.1826490853890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171368592047809">
                <text:p>0.1713685920478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160383327341921">
                <text:p>0.160383327341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149727465635746">
                <text:p>0.1497274656357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139430566445362">
                <text:p>0.139430566445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129517595665893">
                <text:p>0.129517595665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120009000696987">
                <text:p>0.120009000696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110920834679457">
                <text:p>0.110920834679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102264924563979">
                <text:p>0.1022649245639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94049077376888">
                <text:p>0.0940490773768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862773188265126">
                <text:p>0.0862773188265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789501583008952">
                <text:p>0.07895015830089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072064874336219">
                <text:p>0.072064874336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0.0656158147746776">
                <text:p>0.0656158147746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0.059594706068817">
                <text:p>0.059594706068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39909665131889">
                <text:p>0.0539909665131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0.0487920185791836">
                <text:p>0.04879201857918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3983595980428">
                <text:p>0.0439835959804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0.0395500415893709">
                <text:p>0.03955004158937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0354745928462321">
                <text:p>0.0354745928462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0.031739651835668">
                <text:p>0.031739651835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0283270377416018">
                <text:p>0.0283270377416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0.0252182199151949">
                <text:p>0.02521821991519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0.0223945302948434">
                <text:p>0.02239453029484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0.0198373543917958">
                <text:p>0.0198373543917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17528300493569">
                <text:p>0.0175283004935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0.0154493471343956">
                <text:p>0.01544934713439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0.013582969233686">
                <text:p>0.013582969233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0.0119122436076055">
                <text:p>0.0119122436076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0.0104209348144229">
                <text:p>0.01042093481442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0.00909356250159132">
                <text:p>0.00909356250159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0.0079154515829802">
                <text:p>0.00791545158298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0.00687276669061419">
                <text:p>0.006872766690614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0.00595253241977605">
                <text:p>0.005952532419776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0.00514264092305411">
                <text:p>0.005142640923054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00443184841193816">
                <text:p>0.004431848411938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0.00380976209822194">
                <text:p>0.003809762098221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0.00326681905620004">
                <text:p>0.00326681905620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0.00279425841487955">
                <text:p>0.00279425841487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0.00238408820146494">
                <text:p>0.00238408820146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